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E3FF4D25AB6AC6FA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06cm" svg:height="8.006cm" svg:x="6.854cm" svg:y="11.051cm">
          <draw:image xlink:href="Pictures/10000000000000E3000000E3FF4D25AB6AC6FA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6:38.293048006</meta:creation-date>
    <dc:date>2018-12-12T13:56:19.520506318</dc:date>
    <meta:editing-duration>PT1M4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